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amascus" svg:font-family="Damascus" style:font-pitch="variable"/>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961750"/>
    </style:style>
    <style:style style:name="P4" style:family="paragraph" style:parent-style-name="Heading_20_3">
      <style:text-properties officeooo:paragraph-rsid="01a5070c"/>
    </style:style>
    <style:style style:name="P5" style:family="paragraph" style:parent-style-name="Heading_20_3" style:master-page-name="">
      <style:paragraph-properties fo:margin-top="0.0299in" fo:margin-bottom="0in" style:contextual-spacing="false" style:page-number="auto"/>
      <style:text-properties officeooo:paragraph-rsid="01889cd3"/>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54f7e2"/>
    </style:style>
    <style:style style:name="P23" style:family="paragraph" style:parent-style-name="Text_20_body">
      <style:text-properties officeooo:paragraph-rsid="01594d28"/>
    </style:style>
    <style:style style:name="P24" style:family="paragraph" style:parent-style-name="Text_20_body">
      <style:text-properties officeooo:paragraph-rsid="0162eb6c"/>
    </style:style>
    <style:style style:name="P25" style:family="paragraph" style:parent-style-name="Text_20_body">
      <style:text-properties officeooo:paragraph-rsid="017e6eb9"/>
    </style:style>
    <style:style style:name="P26" style:family="paragraph" style:parent-style-name="Text_20_body">
      <style:text-properties officeooo:paragraph-rsid="01889cd3"/>
    </style:style>
    <style:style style:name="P27" style:family="paragraph" style:parent-style-name="Text_20_body">
      <style:text-properties officeooo:paragraph-rsid="01a3b264"/>
    </style:style>
    <style:style style:name="P28" style:family="paragraph" style:parent-style-name="Text_20_body">
      <style:text-properties officeooo:paragraph-rsid="01bf2526"/>
    </style:style>
    <style:style style:name="P29" style:family="paragraph" style:parent-style-name="Text_20_body">
      <style:text-properties officeooo:paragraph-rsid="01c3e7b0"/>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2"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3"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margin-left="0in" fo:margin-right="0in" fo:text-align="center" style:justify-single-word="false" fo:text-indent="0in" style:auto-text-indent="false" style:writing-mode="lr-tb"/>
      <style:text-properties style:font-name="Doulos SIL" officeooo:paragraph-rsid="00ee054c"/>
    </style:style>
    <style:style style:name="P36" style:family="paragraph" style:parent-style-name="Text_20_body">
      <style:paragraph-properties fo:margin-left="0in" fo:margin-right="0in" fo:text-align="center" style:justify-single-word="false" fo:text-indent="0in" style:auto-text-indent="false" style:writing-mode="lr-tb"/>
      <style:text-properties style:font-name="Doulos SIL" officeooo:paragraph-rsid="00860877"/>
    </style:style>
    <style:style style:name="P37" style:family="paragraph" style:parent-style-name="Text_20_body">
      <style:paragraph-properties fo:text-align="start" style:justify-single-word="false" style:writing-mode="lr-tb"/>
      <style:text-properties officeooo:paragraph-rsid="0060470f"/>
    </style:style>
    <style:style style:name="P38" style:family="paragraph" style:parent-style-name="Text_20_body">
      <style:paragraph-properties fo:text-align="start" style:justify-single-word="false" style:writing-mode="lr-tb"/>
      <style:text-properties officeooo:paragraph-rsid="00f0d540"/>
    </style:style>
    <style:style style:name="P39" style:family="paragraph" style:parent-style-name="Text_20_body">
      <style:paragraph-properties fo:text-align="start" style:justify-single-word="false" style:writing-mode="lr-tb"/>
      <style:text-properties officeooo:paragraph-rsid="013d9cba"/>
    </style:style>
    <style:style style:name="P40" style:family="paragraph" style:parent-style-name="Text_20_body">
      <style:paragraph-properties fo:margin-left="0in" fo:margin-right="0in" fo:text-indent="0in" style:auto-text-indent="true"/>
      <style:text-properties officeooo:paragraph-rsid="00c7717f"/>
    </style:style>
    <style:style style:name="P41"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2"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3"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4"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5" style:family="paragraph" style:parent-style-name="Caption">
      <style:paragraph-properties fo:text-align="center" style:justify-single-word="false"/>
      <style:text-properties fo:font-style="normal" style:font-style-asian="normal" style:font-style-complex="normal"/>
    </style:style>
    <style:style style:name="P46" style:family="paragraph" style:parent-style-name="Heading_20_2">
      <style:text-properties officeooo:paragraph-rsid="0073b863"/>
    </style:style>
    <style:style style:name="P47" style:family="paragraph" style:parent-style-name="Heading_20_2">
      <style:text-properties officeooo:paragraph-rsid="00f449d2"/>
    </style:style>
    <style:style style:name="P48" style:family="paragraph" style:parent-style-name="Heading_20_2">
      <style:text-properties officeooo:paragraph-rsid="017b3538"/>
    </style:style>
    <style:style style:name="P49" style:family="paragraph" style:parent-style-name="Title" style:master-page-name="First_20_Page">
      <style:paragraph-properties fo:margin-left="0in" fo:margin-right="0in" fo:text-indent="0in" style:auto-text-indent="false" style:page-number="auto"/>
    </style:style>
    <style:style style:name="P50" style:family="paragraph" style:parent-style-name="Title">
      <style:paragraph-properties fo:margin-left="0in" fo:margin-right="0in" fo:text-indent="0in" style:auto-text-indent="false"/>
      <style:text-properties officeooo:paragraph-rsid="014112bf" fo:background-color="transparent"/>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text-properties officeooo:paragraph-rsid="0019801e"/>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start" style:justify-single-word="false"/>
      <style:text-properties officeooo:paragraph-rsid="0019801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108b5e2"/>
    </style:style>
    <style:style style:name="P57" style:family="paragraph" style:parent-style-name="Table_20_Contents">
      <style:paragraph-properties fo:text-align="center" style:justify-single-word="false"/>
      <style:text-properties officeooo:paragraph-rsid="010a0c7d"/>
    </style:style>
    <style:style style:name="P58" style:family="paragraph" style:parent-style-name="Table_20_Contents">
      <style:paragraph-properties fo:text-align="center" style:justify-single-word="false"/>
      <style:text-properties officeooo:paragraph-rsid="0122f888"/>
    </style:style>
    <style:style style:name="P59" style:family="paragraph" style:parent-style-name="Table_20_Contents">
      <style:paragraph-properties fo:text-align="center" style:justify-single-word="false"/>
      <style:text-properties officeooo:paragraph-rsid="01235375"/>
    </style:style>
    <style:style style:name="P60" style:family="paragraph" style:parent-style-name="Table_20_Contents">
      <style:paragraph-properties fo:text-align="center" style:justify-single-word="false"/>
      <style:text-properties officeooo:paragraph-rsid="0124cf10"/>
    </style:style>
    <style:style style:name="P61" style:family="paragraph" style:parent-style-name="Table_20_Contents">
      <style:paragraph-properties fo:text-align="center" style:justify-single-word="false"/>
      <style:text-properties officeooo:paragraph-rsid="0125cc34"/>
    </style:style>
    <style:style style:name="P62" style:family="paragraph" style:parent-style-name="Table_20_Contents">
      <style:paragraph-properties fo:text-align="center" style:justify-single-word="false"/>
      <style:text-properties officeooo:paragraph-rsid="0132bb5d"/>
    </style:style>
    <style:style style:name="P63" style:family="paragraph" style:parent-style-name="Table_20_Contents">
      <style:paragraph-properties fo:text-align="center" style:justify-single-word="false"/>
      <style:text-properties fo:color="#ffffff" fo:font-weight="normal" style:font-weight-asian="normal" style:font-weight-complex="normal"/>
    </style:style>
    <style:style style:name="P64"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7"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8" style:family="paragraph" style:parent-style-name="Table_20_Contents">
      <style:paragraph-properties fo:text-align="center" style:justify-single-word="false"/>
      <style:text-properties officeooo:paragraph-rsid="0124cf10" fo:background-color="transparent"/>
    </style:style>
    <style:style style:name="P69" style:family="paragraph" style:parent-style-name="Table_20_Contents">
      <style:paragraph-properties fo:text-align="center" style:justify-single-word="false"/>
      <style:text-properties style:font-name="Doulos SIL" style:font-name-complex="Doulos SIL"/>
    </style:style>
    <style:style style:name="P70" style:family="paragraph" style:parent-style-name="Table_20_Contents">
      <style:paragraph-properties fo:text-align="center" style:justify-single-word="false"/>
      <style:text-properties style:font-name="Doulos SIL" officeooo:paragraph-rsid="0108b5e2" style:font-name-complex="Doulos SIL"/>
    </style:style>
    <style:style style:name="P71" style:family="paragraph" style:parent-style-name="Table_20_Contents">
      <style:paragraph-properties fo:margin-left="0in" fo:margin-right="0in"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fo:color="#ffffff"/>
    </style:style>
    <style:style style:name="P73"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4"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5" style:family="paragraph" style:parent-style-name="Table_20_Contents">
      <style:paragraph-properties fo:margin-left="0in" fo:margin-right="0in" fo:text-align="center" style:justify-single-word="false" fo:text-indent="0in" style:auto-text-indent="false"/>
    </style:style>
    <style:style style:name="P76"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7"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8"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9"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80" style:family="paragraph" style:parent-style-name="Table_20_Contents">
      <style:paragraph-properties fo:margin-left="0in" fo:margin-right="0in" fo:text-align="end" style:justify-single-word="false" fo:text-indent="0in" style:auto-text-indent="false" style:writing-mode="lr-tb"/>
      <style:text-properties style:font-name="Doulos SIL"/>
    </style:style>
    <style:style style:name="P81"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normal" fo:font-weight="normal" officeooo:rsid="01b1e7e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20bc2" style:font-name-asian="Arial Unicode MS" style:font-weight-asian="normal" style:font-weight-complex="normal"/>
    </style:style>
    <style:style style:name="T66" style:family="text">
      <style:text-properties fo:font-weight="normal" officeooo:rsid="015d0407" fo:background-color="transparent" style:font-name-asian="Arial Unicode MS" style:font-weight-asian="normal" style:font-weight-complex="normal"/>
    </style:style>
    <style:style style:name="T67" style:family="text">
      <style:text-properties officeooo:rsid="0029f05e"/>
    </style:style>
    <style:style style:name="T68" style:family="text">
      <style:text-properties officeooo:rsid="002adb99"/>
    </style:style>
    <style:style style:name="T69" style:family="text">
      <style:text-properties officeooo:rsid="003291f5"/>
    </style:style>
    <style:style style:name="T70" style:family="text">
      <style:text-properties officeooo:rsid="0032efbb"/>
    </style:style>
    <style:style style:name="T71" style:family="text">
      <style:text-properties officeooo:rsid="003611ba"/>
    </style:style>
    <style:style style:name="T72" style:family="text">
      <style:text-properties officeooo:rsid="00371178"/>
    </style:style>
    <style:style style:name="T73" style:family="text">
      <style:text-properties officeooo:rsid="003f5d8d"/>
    </style:style>
    <style:style style:name="T74" style:family="text">
      <style:text-properties officeooo:rsid="00421f99"/>
    </style:style>
    <style:style style:name="T75" style:family="text">
      <style:text-properties officeooo:rsid="00458536"/>
    </style:style>
    <style:style style:name="T76" style:family="text">
      <style:text-properties officeooo:rsid="0047175e"/>
    </style:style>
    <style:style style:name="T77" style:family="text">
      <style:text-properties officeooo:rsid="00475bb0"/>
    </style:style>
    <style:style style:name="T78" style:family="text">
      <style:text-properties officeooo:rsid="004aa7d4"/>
    </style:style>
    <style:style style:name="T79" style:family="text">
      <style:text-properties officeooo:rsid="0053b71e"/>
    </style:style>
    <style:style style:name="T80" style:family="text">
      <style:text-properties officeooo:rsid="0054f1c6"/>
    </style:style>
    <style:style style:name="T81" style:family="text">
      <style:text-properties officeooo:rsid="005a069b"/>
    </style:style>
    <style:style style:name="T82" style:family="text">
      <style:text-properties officeooo:rsid="005b41a7"/>
    </style:style>
    <style:style style:name="T83" style:family="text">
      <style:text-properties officeooo:rsid="005cb617"/>
    </style:style>
    <style:style style:name="T84" style:family="text">
      <style:text-properties officeooo:rsid="005ec144"/>
    </style:style>
    <style:style style:name="T85" style:family="text">
      <style:text-properties officeooo:rsid="00604053"/>
    </style:style>
    <style:style style:name="T86" style:family="text">
      <style:text-properties officeooo:rsid="0060873a"/>
    </style:style>
    <style:style style:name="T87" style:family="text">
      <style:text-properties officeooo:rsid="006216da"/>
    </style:style>
    <style:style style:name="T88" style:family="text">
      <style:text-properties officeooo:rsid="0063e023"/>
    </style:style>
    <style:style style:name="T89" style:family="text">
      <style:text-properties officeooo:rsid="0069b181"/>
    </style:style>
    <style:style style:name="T90" style:family="text">
      <style:text-properties officeooo:rsid="0073b863"/>
    </style:style>
    <style:style style:name="T91" style:family="text">
      <style:text-properties officeooo:rsid="0074dd2a"/>
    </style:style>
    <style:style style:name="T92" style:family="text">
      <style:text-properties officeooo:rsid="0077faa6"/>
    </style:style>
    <style:style style:name="T93" style:family="text">
      <style:text-properties officeooo:rsid="00794541"/>
    </style:style>
    <style:style style:name="T94" style:family="text">
      <style:text-properties officeooo:rsid="007bce42"/>
    </style:style>
    <style:style style:name="T95" style:family="text">
      <style:text-properties officeooo:rsid="007bde9b"/>
    </style:style>
    <style:style style:name="T96" style:family="text">
      <style:text-properties officeooo:rsid="007c6c13"/>
    </style:style>
    <style:style style:name="T97" style:family="text">
      <style:text-properties fo:font-weight="bold" style:font-weight-asian="bold" style:font-weight-complex="bold"/>
    </style:style>
    <style:style style:name="T98" style:family="text">
      <style:text-properties fo:font-weight="bold" officeooo:rsid="007c6c13" style:font-weight-asian="bold" style:font-weight-complex="bold"/>
    </style:style>
    <style:style style:name="T99" style:family="text">
      <style:text-properties fo:font-weight="bold" officeooo:rsid="008795b8" style:font-weight-asian="bold" style:font-weight-complex="bold"/>
    </style:style>
    <style:style style:name="T100" style:family="text">
      <style:text-properties fo:font-weight="bold" officeooo:rsid="00b95caa" style:font-weight-asian="bold" style:font-weight-complex="bold"/>
    </style:style>
    <style:style style:name="T101" style:family="text">
      <style:text-properties fo:font-weight="bold" officeooo:rsid="00bfcbd2" style:font-weight-asian="bold" style:font-weight-complex="bold"/>
    </style:style>
    <style:style style:name="T102" style:family="text">
      <style:text-properties fo:font-weight="bold" officeooo:rsid="0122f888" style:font-weight-asian="bold" style:font-weight-complex="bold"/>
    </style:style>
    <style:style style:name="T103" style:family="text">
      <style:text-properties fo:font-weight="bold" officeooo:rsid="01235375" style:font-weight-asian="bold" style:font-weight-complex="bold"/>
    </style:style>
    <style:style style:name="T104" style:family="text">
      <style:text-properties fo:font-weight="bold" officeooo:rsid="0124cf10" style:font-weight-asian="bold" style:font-weight-complex="bold"/>
    </style:style>
    <style:style style:name="T105" style:family="text">
      <style:text-properties fo:font-weight="bold" officeooo:rsid="0125cc34" style:font-weight-asian="bold" style:font-weight-complex="bold"/>
    </style:style>
    <style:style style:name="T106" style:family="text">
      <style:text-properties fo:font-weight="bold" officeooo:rsid="0199266c" style:font-weight-asian="bold" style:font-weight-complex="bold"/>
    </style:style>
    <style:style style:name="T107" style:family="text">
      <style:text-properties officeooo:rsid="007e6f55"/>
    </style:style>
    <style:style style:name="T108" style:family="text">
      <style:text-properties officeooo:rsid="008795b8"/>
    </style:style>
    <style:style style:name="T109" style:family="text">
      <style:text-properties officeooo:rsid="00954c40"/>
    </style:style>
    <style:style style:name="T110" style:family="text">
      <style:text-properties officeooo:rsid="00a14147"/>
    </style:style>
    <style:style style:name="T111" style:family="text">
      <style:text-properties officeooo:rsid="00a1ea8f"/>
    </style:style>
    <style:style style:name="T112" style:family="text">
      <style:text-properties officeooo:rsid="00a2c30d"/>
    </style:style>
    <style:style style:name="T113" style:family="text">
      <style:text-properties officeooo:rsid="00b0b39f"/>
    </style:style>
    <style:style style:name="T114" style:family="text">
      <style:text-properties officeooo:rsid="00b44234"/>
    </style:style>
    <style:style style:name="T115" style:family="text">
      <style:text-properties officeooo:rsid="00b6ef90"/>
    </style:style>
    <style:style style:name="T116" style:family="text">
      <style:text-properties officeooo:rsid="00b7cbc5"/>
    </style:style>
    <style:style style:name="T117" style:family="text">
      <style:text-properties officeooo:rsid="00b95caa"/>
    </style:style>
    <style:style style:name="T118" style:family="text">
      <style:text-properties officeooo:rsid="00bfcbd2"/>
    </style:style>
    <style:style style:name="T119" style:family="text">
      <style:text-properties officeooo:rsid="00c5f234"/>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T160" style:family="text">
      <style:text-properties officeooo:rsid="01b02ce7"/>
    </style:style>
    <style:style style:name="T161" style:family="text">
      <style:text-properties style:font-name="Doulos SIL" officeooo:rsid="0032efbb" style:font-name-complex="Raanana3"/>
    </style:style>
    <style:style style:name="T162" style:family="text">
      <style:text-properties style:font-name="Doulos SIL" officeooo:rsid="007bce42" style:font-name-complex="Raanana3"/>
    </style:style>
    <style:style style:name="T163"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64" style:family="text">
      <style:text-properties style:font-name="Doulos SIL" officeooo:rsid="0032efbb" style:font-name-complex="Doulos SIL"/>
    </style:style>
    <style:style style:name="T165" style:family="text">
      <style:text-properties style:font-name="Doulos SIL" officeooo:rsid="007bce42" style:font-name-complex="Doulos SIL"/>
    </style:style>
    <style:style style:name="T166" style:family="text">
      <style:text-properties style:font-name="Doulos SIL" officeooo:rsid="00421f99"/>
    </style:style>
    <style:style style:name="T167" style:family="text">
      <style:text-properties style:font-name="Doulos SIL" officeooo:rsid="003f5d8d"/>
    </style:style>
    <style:style style:name="T168" style:family="text">
      <style:text-properties style:font-name="Doulos SIL" fo:font-weight="normal" officeooo:rsid="00f48e5a" style:font-weight-asian="normal" style:font-weight-complex="normal"/>
    </style:style>
    <style:style style:name="T169" style:family="text">
      <style:text-properties style:font-name="Doulos SIL" fo:font-weight="normal" officeooo:rsid="0032efbb" style:font-weight-asian="normal" style:font-name-complex="Doulos SIL" style:font-weight-complex="normal"/>
    </style:style>
    <style:style style:name="T170" style:family="text">
      <style:text-properties style:font-name="Doulos SIL" fo:font-weight="normal" officeooo:rsid="0032efbb" style:font-name-asian="Arial Unicode MS" style:font-weight-asian="normal" style:font-name-complex="Doulos SIL" style:font-weight-complex="normal"/>
    </style:style>
    <style:style style:name="T171" style:family="text">
      <style:text-properties style:font-name="Doulos SIL" fo:font-weight="normal" officeooo:rsid="0108b5e2" style:font-name-asian="Arial Unicode MS" style:font-weight-asian="normal" style:font-name-complex="Doulos SIL" style:font-weight-complex="normal"/>
    </style:style>
    <style:style style:name="T172" style:family="text">
      <style:text-properties style:font-name="Doulos SIL" fo:font-weight="normal" officeooo:rsid="0181ecfd" style:font-name-asian="Arial Unicode MS" style:font-weight-asian="normal" style:font-name-complex="Doulos SIL" style:font-weight-complex="normal"/>
    </style:style>
    <style:style style:name="T173" style:family="text">
      <style:text-properties style:font-name="Doulos SIL" fo:font-weight="normal" officeooo:rsid="01c20bc2" style:font-name-asian="Arial Unicode MS" style:font-weight-asian="normal" style:font-name-complex="Doulos SIL" style:font-weight-complex="normal"/>
    </style:style>
    <style:style style:name="T174" style:family="text">
      <style:text-properties officeooo:rsid="01b82ff0"/>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50"><text:span text:style-name="T146">חוככים ומחוככים זרים בעברית</text:span></text:p>
      <text:p text:style-name="P31"><text:span text:style-name="T3">עבודת גמר במסגרת </text:span><text:span text:style-name="T10">פונטיקה אקוסטית </text:span><text:span text:style-name="T4">(0627.2011)</text:span></text:p>
      <text:p text:style-name="P30"><text:span text:style-name="T3"/></text:p>
      <text:p text:style-name="P30"><text:span text:style-name="T3">שגיא מעוז</text:span></text:p>
      <text:p text:style-name="P32"><text:span text:style-name="T3">החוג לבלשנות, הפקולטה למדעי הרוח</text:span></text:p>
      <text:p text:style-name="P32"><text:span text:style-name="T3">אוניברסיטת תל-אביב</text:span></text:p>
      <text:p text:style-name="P33"><text:a xlink:type="simple" xlink:href="mailto:sagiemao@mail.tau.ac.il"><text:span text:style-name="T3">sagiemao@mail.tau.ac.il</text:span></text:a></text:p>
      <text:p text:style-name="P30"><text:span text:style-name="T3"><text:date style:data-style-name="N116" text:date-value="2013-02-18T09:25:31.99" text:fixed="true">18 בפברואר, 2013</text:date></text:span></text:p>
      <text:h text:style-name="Heading_20_1" text:outline-level="1"><text:span text:style-name="T2">מבוא</text:span></text:h>
      <text:p text:style-name="P21"><text:span text:style-name="T69">בטבלה הפונטית של העברית הישראלית המודרנית מופיעים מספר עיצורים שלא היו חלק מזו של העברית ההיסטורית </text:span><text:span text:style-name="T79">(Blau 2010, 69</text:span><text:span text:style-name="T69">)</text:span><text:span text:style-name="T70">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70">.</text:span></text:p>
      <text:p text:style-name="P13"><text:span text:style-name="T70">שני עיצורים </text:span><text:span text:style-name="T115">כ</text:span><text:span text:style-name="T70">אלו הם החוכך החיכי הקולי </text:span><text:span text:style-name="T164">/ʒ/</text:span><text:span text:style-name="T70"> והמחוכך החיכי הקולי </text:span><text:span text:style-name="T164">/d͡ʒ/</text:span><text:span text:style-name="T70">, לרוב בתעתיק </text:span><text:span text:style-name="T11">ז'</text:span><text:span text:style-name="T70"> ו-</text:span><text:span text:style-name="T11">ג'</text:span><text:span text:style-name="T70"> בהתאמה (אקדמיה ללשון העברית 2007). לשניים אלו קשר פונטי ברור –</text:span><text:span text:style-name="T71"> העיצור השני </text:span><text:span text:style-name="T164">/d͡ʒ/</text:span><text:span text:style-name="T70"> </text:span><text:span text:style-name="T71">הוא תוספת של סותם קצר לעיצור הראשון </text:span><text:span text:style-name="T164">/ʒ/</text:span><text:span text:style-name="T71"> </text:span><text:span text:style-name="T160">ליצירת</text:span><text:span text:style-name="T72"> מחוכך.</text:span></text:p>
      <text:p text:style-name="P16"><text:span text:style-name="T72">מעבר לקשר הפונטי הנ"ל, נבחין בקשר נוסף שעולה מחקירתן של מילים שאולות מסוימות. לדוגמא, אם נשווה שתי מילים באנגלית, </text:span><text:span text:style-name="T75">jeep ו-</text:span><text:span text:style-name="T77">garage</text:span><text:span text:style-name="T75">, ששתיהן נהגות באנגלית עם </text:span><text:span text:style-name="T164">/d͡ʒ/</text:span><text:span text:style-name="T70"> –</text:span><text:span text:style-name="T75"> נראה שבעוד הראשונה אומצה לעברית עם מחוכך, [</text:span><text:span text:style-name="T166">d͡ʒip</text:span><text:span text:style-name="T75">], </text:span><text:span text:style-name="T77">במילה השניה העיצור הנ"ל</text:span><text:span text:style-name="T75"> קיבל דווקא צורה של חוכך, [</text:span><text:span text:style-name="T167">ga.ˈʁaʒ</text:span><text:span text:style-name="T75">] </text:span><text:span text:style-name="T80">‏</text:span><text:span text:style-name="T76">(</text:span><text:span text:style-name="T80">Cohen </text:span><text:span text:style-name="T76">2009).</text:span></text:p>
      <text:p text:style-name="P15"><text:span text:style-name="T77">נבחין כי בעוד jeep מקורה באנגלית</text:span><text:span text:style-name="T82">,</text:span><text:span text:style-name="T77"> ל-garage מקור צרפתי </text:span><text:span text:style-name="T82">(</text:span><text:span text:style-name="T87">Harper</text:span><text:span text:style-name="T82"> 201</text:span><text:span text:style-name="T84">0</text:span><text:span text:style-name="T77">). סקירה של דוגמאות נוספות למילים משתי הקבוצות יאפשרו להכליל כי מאנגלית נשאל המחוכך </text:span><text:span text:style-name="T164">/d͡ʒ/</text:span><text:span text:style-name="T70"> לעומת צרפתית שממנה נשאל דווקא החוכך </text:span><text:span text:style-name="T164">/ʒ/</text:span><text:span text:style-name="T70">.</text:span></text:p>
      <text:p text:style-name="P14"><text:span text:style-name="T85">בעבודה </text:span><text:span text:style-name="T70">לא ארחיב על הכללה זו, אך אבחן את ההבדלים האקוסטיים בין </text:span><text:span text:style-name="T78">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3.9972in" svg:y="0.1591in" svg:width="2.6043in" draw:z-index="0"><draw:text-box fo:min-height="3.7528in"><text:p text:style-name="P45"><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2">תיאור אקוסטי</text:span></text:h>
      <text:p text:style-name="P20"><text:span text:style-name="T116">כאמור, ההבדל הפונטי היחיד בין שני העיצורים בהם עבודה זו עוסקת הוא אופן החיתוך: </text:span><text:span text:style-name="T164">/ʒ/</text:span><text:span text:style-name="T70"> הוא חוכך בעוד </text:span><text:span text:style-name="T164">/d͡ʒ/</text:span><text:span text:style-name="T70"> הוא מחוכך. שניהם זהים הן במקום החיתוך </text:span><text:span text:style-name="T117">(חיכיים) ובקוליות (שניהם קוליים).</text:span></text:p>
      <text:p text:style-name="P20"><text:span text:style-name="T117">מבחינה אקוסטית, נראה כי שני אופני החיתוך הללו שונים באופן מובהק</text:span><text:span text:style-name="T119">, לפי </text:span><text:span text:style-name="T120">Johnson 2012:</text:span></text:p>
      <text:p text:style-name="P40"><text:span text:style-name="T117">עיצורים חוככים מורכבים מ</text:span><text:span text:style-name="T100">שלב אקוסטי אחד בלבד</text:span><text:span text:style-name="T117">, המאופיין ברעש רציף לאורך ההגה. רעש זה הוא תוצאה של מערבוליות </text:span><text:span text:style-name="T118">(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0"><text:span text:style-name="T118">לעומתם, עיצורים מחוככים מורכבים מצליל סותם על </text:span><text:span text:style-name="T101">כל</text:span><text:span text:style-name="T118"> </text:span><text:span text:style-name="T101">שלבי החיתוך שלו</text:span><text:span text:style-name="T118"> </text:span><text:span text:style-name="T159">(סגירה, חסימה ושחרור) – כאשר השחרור</text:span><text:span text:style-name="T106"> מלווה בחיכוך</text:span><text:span text:style-name="T159"> כמתואר לעיל, הנוצר מהר מאוד יחסית לחוככים רגילים.</text:span></text:p>
      <text:p text:style-name="P40"/>
      <text:h text:style-name="P7" text:outline-level="1">הניסוי</text:h>
      <text:h text:style-name="P46" text:outline-level="2"><text:span text:style-name="T90">אופי הניסוי</text:span></text:h>
      <text:p text:style-name="P17"><text:span text:style-name="T90">הניסוי נערך על נבדקת אחת, </text:span><text:span text:style-name="T112">בת 26</text:span><text:span text:style-name="T113">, ילידת ישראל </text:span><text:span text:style-name="T90">ודוברת ילידית של עברית</text:span><text:span text:style-name="T91">.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2">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6" text:outline-level="2"><text:span text:style-name="T90">המשפטים</text:span></text:h>
      <text:p text:style-name="P18"><text:span text:style-name="T90">מתוך </text:span><text:span text:style-name="T93">13 המשפטים שהוקלטו, </text:span><text:span text:style-name="T150">שבעה</text:span><text:span text:style-name="T93"> רלוונטיים לניתוח ושישה הוצבו באקראי כהסחה ממטרות הניסוי. ב</text:span><text:span text:style-name="T110">שבעת</text:span><text:span text:style-name="T94"> המשפטים הרלוונטיים מופיעות מילים ייצוגיות לשני העיצורים </text:span><text:span text:style-name="T164">/ʒ/</text:span><text:span text:style-name="T161"> ו</text:span><text:span text:style-name="T162">-</text:span><text:span text:style-name="T161"> </text:span><text:span text:style-name="T164">/d͡ʒ/</text:span><text:span text:style-name="T94"> בתחילת, אמצע וסוף מבע </text:span><text:span text:style-name="T95">(זוג מילים לכל עיצור בכל </text:span><text:span text:style-name="T114">מיקום במבע</text:span><text:span text:style-name="T95">). ניתן לראות את המשפטים ומיקומי העיצורים בתרשים </text:span><text:span text:style-name="T111">(</text:span><text:span text:style-name="T121">2</text:span><text:span text:style-name="T111">) להלן.</text:span></text:p>
      <text:p text:style-name="P18"><text:span text:style-name="T95"/></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5">בקונצרט מר אברהם נם.</text:span></text:p>
              </text:list-item>
              <text:list-item>
                <text:p text:style-name="P19"><text:span text:style-name="T95">ג</text:span><text:span text:style-name="T96">'ירפות בג'ונגל משחקות ג'ומנג'י.</text:span></text:p>
              </text:list-item>
              <text:list-item>
                <text:p text:style-name="P19"><text:span text:style-name="T96">פעם ז'ו</text:span><text:span text:style-name="T98">ז'</text:span><text:span text:style-name="T96">ו חלסטרה עשה לי ווד</text:span><text:span text:style-name="T98">ג'</text:span><text:span text:style-name="T96">י.</text:span></text:p>
              </text:list-item>
              <text:list-item>
                <text:p text:style-name="P19"><text:span text:style-name="T98">ג'</text:span><text:span text:style-name="T96">נטלמן אמיתי לא לובש ב</text:span><text:span text:style-name="T98">ז'</text:span><text:span text:style-name="T96">.</text:span></text:p>
              </text:list-item>
              <text:list-item>
                <text:p text:style-name="P19"><text:span text:style-name="T96">ורדה רזיאל ז'קונט אמרה את זה ברדיו.</text:span></text:p>
              </text:list-item>
              <text:list-item>
                <text:p text:style-name="P19"><text:span text:style-name="T96">זה בלבל אותי כל כך.</text:span></text:p>
              </text:list-item>
              <text:list-item>
                <text:p text:style-name="P19"><text:span text:style-name="T98">ז'</text:span><text:span text:style-name="T96">קט ירוק זה קצת טיפשי, אפילו למר ח</text:span><text:span text:style-name="T24">ג'</text:span><text:span text:style-name="T98">ג'</text:span><text:span text:style-name="T96">.</text:span></text:p>
              </text:list-item>
              <text:list-item>
                <text:p text:style-name="P19"><text:span text:style-name="T98">ג'</text:span><text:span text:style-name="T96">יימס דין עשה לזה פעם הומא</text:span><text:span text:style-name="T98">ז'</text:span><text:span text:style-name="T96">.</text:span></text:p>
              </text:list-item>
              <text:list-item>
                <text:p text:style-name="P19"><text:span text:style-name="T96">קניתי מרצדס מרמת גן.</text:span></text:p>
              </text:list-item>
              <text:list-item>
                <text:p text:style-name="P19"><text:span text:style-name="T96">קניתי פ</text:span><text:span text:style-name="T98">ז'</text:span><text:span text:style-name="T96">ו ביבוא אישי מר</text:span><text:span text:style-name="T98">ג'</text:span><text:span text:style-name="T96">אסטן.</text:span></text:p>
              </text:list-item>
              <text:list-item>
                <text:p text:style-name="P19"><text:span text:style-name="T96">עדיין לא סלחתי לז'וז'ו.</text:span></text:p>
              </text:list-item>
              <text:list-item>
                <text:p text:style-name="P19"><text:span text:style-name="T96">אכלנו כל כך הרבה פאד</text:span><text:span text:style-name="T98">ג'</text:span><text:span text:style-name="T96">.</text:span></text:p>
              </text:list-item>
              <text:list-item>
                <text:p text:style-name="P19"><text:span text:style-name="T98">ז'</text:span><text:span text:style-name="T96">ורנאל </text:span><text:span text:style-name="T107">גדול</text:span><text:span text:style-name="T96">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text:span text:style-name="T109">עיצור</text:span></text:p>
                </table:table-cell>
                <table:table-cell table:style-name="Table4.A1" office:value-type="string">
                  <text:p text:style-name="P72">מיקום</text:p>
                </table:table-cell>
                <table:table-cell table:style-name="Table4.A1" office:value-type="string">
                  <text:p text:style-name="P74">מס<text:span text:style-name="T149">'</text:span></text:p>
                </table:table-cell>
                <table:table-cell table:style-name="Table4.A1" office:value-type="string">
                  <text:p text:style-name="P74"><text:span text:style-name="T147">מילה</text:span></text:p>
                </table:table-cell>
                <table:table-cell table:style-name="Table4.E1" office:value-type="string">
                  <text:p text:style-name="P74">משפט</text:p>
                </table:table-cell>
              </table:table-row>
              <table:table-row>
                <table:table-cell table:style-name="Table4.A3" table:number-rows-spanned="6" office:value-type="string">
                  <text:p text:style-name="P35"><text:span text:style-name="T70">/ʒ/</text:span></text:p>
                </table:table-cell>
                <table:table-cell table:style-name="Table4.B2" table:number-rows-spanned="2" office:value-type="string">
                  <text:p text:style-name="P75">תחילת מבע</text:p>
                </table:table-cell>
                <table:table-cell table:style-name="Table4.C2" office:value-type="string">
                  <text:p text:style-name="P79"><text:span text:style-name="T149">5</text:span></text:p>
                </table:table-cell>
                <table:table-cell table:style-name="Table4.D3" office:value-type="string">
                  <text:p text:style-name="P76"><text:span text:style-name="T99">ז'</text:span><text:span text:style-name="T108">קט</text:span></text:p>
                </table:table-cell>
                <table:table-cell table:style-name="Table4.E2" office:value-type="string">
                  <text:p text:style-name="P78"><text:span text:style-name="T148">(7)</text:span></text:p>
                </table:table-cell>
              </table:table-row>
              <table:table-row>
                <table:covered-table-cell/>
                <table:covered-table-cell/>
                <table:table-cell table:style-name="Table4.C3" office:value-type="string">
                  <text:p text:style-name="P79"><text:span text:style-name="T149">12</text:span></text:p>
                </table:table-cell>
                <table:table-cell table:style-name="Table4.D3" office:value-type="string">
                  <text:p text:style-name="P78"><text:span text:style-name="T99">ז'</text:span><text:span text:style-name="T108">ורנאל</text:span></text:p>
                </table:table-cell>
                <table:table-cell table:style-name="Table4.E3" office:value-type="string">
                  <text:p text:style-name="P78"><text:span text:style-name="T148">(13)</text:span></text:p>
                </table:table-cell>
              </table:table-row>
              <table:table-row>
                <table:covered-table-cell/>
                <table:table-cell table:style-name="Table4.B4" table:number-rows-spanned="2" office:value-type="string">
                  <text:p text:style-name="P75">אמצע מבע</text:p>
                </table:table-cell>
                <table:table-cell table:style-name="Table4.C4" office:value-type="string">
                  <text:p text:style-name="P79"><text:span text:style-name="T149">1</text:span></text:p>
                </table:table-cell>
                <table:table-cell table:style-name="Table4.D5" office:value-type="string">
                  <text:p text:style-name="P76"><text:span text:style-name="T108">ז'ו</text:span><text:span text:style-name="T99">ז'</text:span><text:span text:style-name="T108">ו</text:span></text:p>
                </table:table-cell>
                <table:table-cell table:style-name="Table4.E4" office:value-type="string">
                  <text:p text:style-name="P78"><text:span text:style-name="T148">(3)</text:span></text:p>
                </table:table-cell>
              </table:table-row>
              <table:table-row>
                <table:covered-table-cell/>
                <table:covered-table-cell/>
                <table:table-cell table:style-name="Table4.C5" office:value-type="string">
                  <text:p text:style-name="P79"><text:span text:style-name="T149">9</text:span></text:p>
                </table:table-cell>
                <table:table-cell table:style-name="Table4.D5" office:value-type="string">
                  <text:p text:style-name="P78"><text:span text:style-name="T108">פ</text:span><text:span text:style-name="T99">ז'</text:span><text:span text:style-name="T108">ו</text:span></text:p>
                </table:table-cell>
                <table:table-cell table:style-name="Table4.E5" office:value-type="string">
                  <text:p text:style-name="P78"><text:span text:style-name="T148">(10)</text:span></text:p>
                </table:table-cell>
              </table:table-row>
              <table:table-row>
                <table:covered-table-cell/>
                <table:table-cell table:style-name="Table4.B6" table:number-rows-spanned="2" office:value-type="string">
                  <text:p text:style-name="P75">סוף מבע</text:p>
                </table:table-cell>
                <table:table-cell table:style-name="Table4.C6" office:value-type="string">
                  <text:p text:style-name="P79"><text:span text:style-name="T149">8</text:span></text:p>
                </table:table-cell>
                <table:table-cell table:style-name="Table4.D7" office:value-type="string">
                  <text:p text:style-name="P77"><text:span text:style-name="T25">הומא</text:span><text:span text:style-name="T99">ז'</text:span></text:p>
                </table:table-cell>
                <table:table-cell table:style-name="Table4.E6" office:value-type="string">
                  <text:p text:style-name="P78"><text:span text:style-name="T148">(8)</text:span></text:p>
                </table:table-cell>
              </table:table-row>
              <table:table-row>
                <table:covered-table-cell/>
                <table:covered-table-cell/>
                <table:table-cell table:style-name="Table4.C7" office:value-type="string">
                  <text:p text:style-name="P79"><text:span text:style-name="T149">4</text:span></text:p>
                </table:table-cell>
                <table:table-cell table:style-name="Table4.D7" office:value-type="string">
                  <text:p text:style-name="P78"><text:span text:style-name="T108">ב</text:span><text:span text:style-name="T99">ז'</text:span></text:p>
                </table:table-cell>
                <table:table-cell table:style-name="Table4.E7" office:value-type="string">
                  <text:p text:style-name="P78"><text:span text:style-name="T148">(4)</text:span></text:p>
                </table:table-cell>
              </table:table-row>
              <table:table-row>
                <table:table-cell table:style-name="Table4.A8" table:number-rows-spanned="6" office:value-type="string">
                  <text:p text:style-name="P36"><text:span text:style-name="T70">/d͡ʒ/</text:span></text:p>
                </table:table-cell>
                <table:table-cell table:style-name="Table4.B8" table:number-rows-spanned="2" office:value-type="string">
                  <text:p text:style-name="P75">תחילת מבע</text:p>
                </table:table-cell>
                <table:table-cell table:style-name="Table4.C8" office:value-type="string">
                  <text:p text:style-name="P79"><text:span text:style-name="T149">3</text:span></text:p>
                </table:table-cell>
                <table:table-cell table:style-name="Table4.D9" office:value-type="string">
                  <text:p text:style-name="P75"><text:span text:style-name="T97">ג</text:span><text:span text:style-name="T99">'</text:span><text:span text:style-name="T108">נטלמן</text:span></text:p>
                </table:table-cell>
                <table:table-cell table:style-name="Table4.E8" office:value-type="string">
                  <text:p text:style-name="P78"><text:span text:style-name="T148">(4)</text:span></text:p>
                </table:table-cell>
              </table:table-row>
              <table:table-row>
                <table:covered-table-cell/>
                <table:covered-table-cell/>
                <table:table-cell table:style-name="Table4.C9" office:value-type="string">
                  <text:p text:style-name="P79"><text:span text:style-name="T149">7</text:span></text:p>
                </table:table-cell>
                <table:table-cell table:style-name="Table4.D9" office:value-type="string">
                  <text:p text:style-name="P78"><text:span text:style-name="T99">ג'</text:span><text:span text:style-name="T108">יימס</text:span></text:p>
                </table:table-cell>
                <table:table-cell table:style-name="Table4.E9" office:value-type="string">
                  <text:p text:style-name="P78"><text:span text:style-name="T148">(8)</text:span></text:p>
                </table:table-cell>
              </table:table-row>
              <table:table-row>
                <table:covered-table-cell/>
                <table:table-cell table:style-name="Table4.B10" table:number-rows-spanned="2" office:value-type="string">
                  <text:p text:style-name="P75">אמצע מבע</text:p>
                </table:table-cell>
                <table:table-cell table:style-name="Table4.C10" office:value-type="string">
                  <text:p text:style-name="P79"><text:span text:style-name="T149">2</text:span></text:p>
                </table:table-cell>
                <table:table-cell table:style-name="Table4.D11" office:value-type="string">
                  <text:p text:style-name="P76"><text:span text:style-name="T108">ווד</text:span><text:span text:style-name="T99">ג'</text:span><text:span text:style-name="T108">י</text:span></text:p>
                </table:table-cell>
                <table:table-cell table:style-name="Table4.E10" office:value-type="string">
                  <text:p text:style-name="P78"><text:span text:style-name="T148">(3)</text:span></text:p>
                </table:table-cell>
              </table:table-row>
              <table:table-row>
                <table:covered-table-cell/>
                <table:covered-table-cell/>
                <table:table-cell table:style-name="Table4.C11" office:value-type="string">
                  <text:p text:style-name="P79"><text:span text:style-name="T149">10</text:span></text:p>
                </table:table-cell>
                <table:table-cell table:style-name="Table4.D11" office:value-type="string">
                  <text:p text:style-name="P78"><text:span text:style-name="T108">ר</text:span><text:span text:style-name="T99">ג'</text:span><text:span text:style-name="T108">אסטן</text:span></text:p>
                </table:table-cell>
                <table:table-cell table:style-name="Table4.E11" office:value-type="string">
                  <text:p text:style-name="P78"><text:span text:style-name="T148">(10)</text:span></text:p>
                </table:table-cell>
              </table:table-row>
              <table:table-row>
                <table:covered-table-cell/>
                <table:table-cell table:style-name="Table4.B12" table:number-rows-spanned="2" office:value-type="string">
                  <text:p text:style-name="P75">סוף מבע</text:p>
                </table:table-cell>
                <table:table-cell table:style-name="Table4.C12" office:value-type="string">
                  <text:p text:style-name="P79"><text:span text:style-name="T149">6</text:span></text:p>
                </table:table-cell>
                <table:table-cell table:style-name="Table4.D12" office:value-type="string">
                  <text:p text:style-name="P76"><text:span text:style-name="T108">חג'</text:span><text:span text:style-name="T99">ג'</text:span></text:p>
                </table:table-cell>
                <table:table-cell table:style-name="Table4.E12" office:value-type="string">
                  <text:p text:style-name="P78"><text:span text:style-name="T148">(7)</text:span></text:p>
                </table:table-cell>
              </table:table-row>
              <table:table-row>
                <table:covered-table-cell/>
                <table:covered-table-cell/>
                <table:table-cell table:style-name="Table4.C13" office:value-type="string">
                  <text:p text:style-name="P79"><text:span text:style-name="T149">11</text:span></text:p>
                </table:table-cell>
                <table:table-cell table:style-name="Table4.D13" office:value-type="string">
                  <text:p text:style-name="P78"><text:span text:style-name="T108">פאד</text:span><text:span text:style-name="T99">ג'</text:span></text:p>
                </table:table-cell>
                <table:table-cell table:style-name="Table4.E13" office:value-type="string">
                  <text:p text:style-name="P78"><text:span text:style-name="T148">(12)</text:span></text:p>
                </table:table-cell>
              </table:table-row>
            </table:table>
            <text:p text:style-name="Table_20_Contents"/>
          </table:table-cell>
        </table:table-row>
      </table:table>
      <text:p text:style-name="P45">(<text:span text:style-name="T122">2</text:span>) המשפטים שהוקלטו ומיפויים</text:p>
      <text:h text:style-name="P47" text:outline-level="2"><text:span text:style-name="T127">הערה לגבי הניסוי</text:span></text:h>
      <text:p text:style-name="P28"><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169">/d͡ʒ/</text:span><text:span text:style-name="T27">, כלומר <text:s text:c="8"/></text:span><text:span text:style-name="T26">[</text:span><text:span text:style-name="T168">d͡ʒaket</text:span><text:span text:style-name="T26">]. תחקור קצר לאחר הניסוי העלה שזוהי ההגייה הסטנדרטית למילה זו עבור הדוברת. לכן למעשה העיצור <text:s text:c="3"/></text:span><text:span text:style-name="T169">/ʒ/</text:span><text:span text:style-name="T27">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6"> נוספה לדוגמאות עבור </text:span><text:span text:style-name="T163">/d͡ʒ/</text:span><text:span text:style-name="T7">.</text:span></text:p>
      <text:h text:style-name="P9" text:outline-level="1"><text:span text:style-name="T128">ניתוח הניסוי</text:span></text:h>
      <text:h text:style-name="P1" text:outline-level="3"><text:span text:style-name="T132">נתונים ומגמות</text:span></text:h>
      <text:p text:style-name="P44"><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3">עיצור</text:p>
          </table:table-cell>
          <table:table-cell table:style-name="Table1.A1" office:value-type="string">
            <text:p text:style-name="P63">מיקום</text:p>
          </table:table-cell>
          <table:table-cell table:style-name="Table1.A1" office:value-type="string">
            <text:p text:style-name="P64"><text:span text:style-name="T145">מס'</text:span></text:p>
          </table:table-cell>
          <table:table-cell table:style-name="Table1.A1" office:value-type="string">
            <text:p text:style-name="P63">מילה</text:p>
          </table:table-cell>
          <table:table-cell table:style-name="Table1.A1" office:value-type="string">
            <text:p text:style-name="P63">אורך <text:span text:style-name="T134">(שניות)</text:span></text:p>
          </table:table-cell>
          <table:table-cell table:style-name="Table1.A1" office:value-type="string">
            <text:p text:style-name="P63">קוליות</text:p>
          </table:table-cell>
          <table:table-cell table:style-name="Table1.G1" office:value-type="string">
            <text:p text:style-name="P63"><text:span text:style-name="T143">מס'</text:span><text:span text:style-name="T133"> סגמנטים</text:span></text:p>
          </table:table-cell>
        </table:table-row>
        <table:table-row>
          <table:table-cell table:style-name="Table1.A2" table:number-rows-spanned="8" office:value-type="string">
            <text:p text:style-name="P70"><text:span text:style-name="T133">/ʒ/</text:span></text:p>
          </table:table-cell>
          <table:table-cell table:style-name="Table1.B2" table:number-rows-spanned="2" office:value-type="string">
            <text:p text:style-name="P55">תחילת מבע</text:p>
          </table:table-cell>
          <table:table-cell table:style-name="Table1.C2" office:value-type="string">
            <text:p text:style-name="P62"><text:span text:style-name="T144">12</text:span></text:p>
          </table:table-cell>
          <table:table-cell table:style-name="Table1.D2" office:value-type="string">
            <text:p text:style-name="P57"><text:span text:style-name="T97">ז</text:span><text:span text:style-name="T102">'</text:span><text:span text:style-name="T135">ורנאל</text:span></text:p>
          </table:table-cell>
          <table:table-cell table:style-name="Table1.E2" office:value-type="string">
            <text:p text:style-name="P58"><text:span text:style-name="T134">0.085064</text:span></text:p>
          </table:table-cell>
          <table:table-cell table:style-name="Table1.F2" office:value-type="string">
            <text:p text:style-name="P55">קולי</text:p>
          </table:table-cell>
          <table:table-cell table:style-name="Table1.G2" office:value-type="string">
            <text:p text:style-name="P58"><text:span text:style-name="T135">1</text:span></text:p>
          </table:table-cell>
        </table:table-row>
        <table:table-row>
          <table:covered-table-cell/>
          <table:covered-table-cell/>
          <table:table-cell table:style-name="Table1.C3" office:value-type="string">
            <text:p text:style-name="P66"/>
          </table:table-cell>
          <table:table-cell table:style-name="Table1.D3" office:value-type="string">
            <text:p text:style-name="P66">ממוצע</text:p>
          </table:table-cell>
          <table:table-cell table:style-name="Table1.E3" office:value-type="string">
            <text:p text:style-name="P66"><text:span text:style-name="T134">0.085064</text:span></text:p>
          </table:table-cell>
          <table:table-cell table:style-name="Table1.F3" office:value-type="string">
            <text:p text:style-name="P65">קולי</text:p>
          </table:table-cell>
          <table:table-cell table:style-name="Table1.G3" office:value-type="string">
            <text:p text:style-name="P66"><text:span text:style-name="T134">1</text:span></text:p>
          </table:table-cell>
        </table:table-row>
        <table:table-row>
          <table:covered-table-cell/>
          <table:table-cell table:style-name="Table1.B4" table:number-rows-spanned="3" office:value-type="string">
            <text:p text:style-name="P55">אמצע מבע</text:p>
          </table:table-cell>
          <table:table-cell table:style-name="Table1.C4" office:value-type="string">
            <text:p text:style-name="P62"><text:span text:style-name="T144">1</text:span></text:p>
          </table:table-cell>
          <table:table-cell table:style-name="Table1.D4" office:value-type="string">
            <text:p text:style-name="P57">ז<text:span text:style-name="T136">'ו</text:span><text:span text:style-name="T103">ז'</text:span><text:span text:style-name="T136">ו</text:span></text:p>
          </table:table-cell>
          <table:table-cell table:style-name="Table1.E4" office:value-type="string">
            <text:p text:style-name="P59"><text:span text:style-name="T136">0.069624</text:span></text:p>
          </table:table-cell>
          <table:table-cell table:style-name="Table1.F4" office:value-type="string">
            <text:p text:style-name="P59"><text:span text:style-name="T134">בלתי-קולי</text:span></text:p>
          </table:table-cell>
          <table:table-cell table:style-name="Table1.G4" office:value-type="string">
            <text:p text:style-name="P59"><text:span text:style-name="T136">2</text:span></text:p>
          </table:table-cell>
        </table:table-row>
        <table:table-row>
          <table:covered-table-cell/>
          <table:covered-table-cell/>
          <table:table-cell table:style-name="Table1.C5" office:value-type="string">
            <text:p text:style-name="P62"><text:span text:style-name="T144">9</text:span></text:p>
          </table:table-cell>
          <table:table-cell table:style-name="Table1.D5" office:value-type="string">
            <text:p text:style-name="P57">פ<text:span text:style-name="T97">ז</text:span><text:span text:style-name="T103">'</text:span><text:span text:style-name="T136">ו</text:span></text:p>
          </table:table-cell>
          <table:table-cell table:style-name="Table1.E5" office:value-type="string">
            <text:p text:style-name="P59"><text:span text:style-name="T136">0.06</text:span><text:span text:style-name="T139">8978</text:span></text:p>
          </table:table-cell>
          <table:table-cell table:style-name="Table1.F5" office:value-type="string">
            <text:p text:style-name="P59">בלתי<text:span text:style-name="T134">-קולי</text:span></text:p>
          </table:table-cell>
          <table:table-cell table:style-name="Table1.G5" office:value-type="string">
            <text:p text:style-name="P59"><text:span text:style-name="T136">2</text:span></text:p>
          </table:table-cell>
        </table:table-row>
        <table:table-row>
          <table:covered-table-cell/>
          <table:covered-table-cell/>
          <table:table-cell table:style-name="Table1.C6" office:value-type="string">
            <text:p text:style-name="P81"/>
          </table:table-cell>
          <table:table-cell table:style-name="Table1.D6" office:value-type="string">
            <text:p text:style-name="P66">ממוצע</text:p>
          </table:table-cell>
          <table:table-cell table:style-name="Table1.E6" office:value-type="string">
            <text:p text:style-name="P66"><text:span text:style-name="T134">0.</text:span><text:span text:style-name="T141">0693</text:span><text:span text:style-name="T142">01</text:span></text:p>
          </table:table-cell>
          <table:table-cell table:style-name="Table1.F6" office:value-type="string">
            <text:p text:style-name="P65">בלתי<text:span text:style-name="T134">-קולי</text:span></text:p>
          </table:table-cell>
          <table:table-cell table:style-name="Table1.G6" office:value-type="string">
            <text:p text:style-name="P66"><text:span text:style-name="T134">2</text:span></text:p>
          </table:table-cell>
        </table:table-row>
        <table:table-row>
          <table:covered-table-cell/>
          <table:table-cell table:style-name="Table1.B7" table:number-rows-spanned="3" office:value-type="string">
            <text:p text:style-name="P55">סוף מבע</text:p>
          </table:table-cell>
          <table:table-cell table:style-name="Table1.C7" office:value-type="string">
            <text:p text:style-name="P62"><text:span text:style-name="T144">8</text:span></text:p>
          </table:table-cell>
          <table:table-cell table:style-name="Table1.D7" office:value-type="string">
            <text:p text:style-name="P57">הומא<text:span text:style-name="T97">ז</text:span><text:span text:style-name="T103">'</text:span></text:p>
          </table:table-cell>
          <table:table-cell table:style-name="Table1.E7" office:value-type="string">
            <text:p text:style-name="P59"><text:span text:style-name="T136">0.196778</text:span></text:p>
          </table:table-cell>
          <table:table-cell table:style-name="Table1.F7" office:value-type="string">
            <text:p text:style-name="P55">קולי</text:p>
          </table:table-cell>
          <table:table-cell table:style-name="Table1.G7" office:value-type="string">
            <text:p text:style-name="P59"><text:span text:style-name="T136">2</text:span></text:p>
          </table:table-cell>
        </table:table-row>
        <table:table-row>
          <table:covered-table-cell/>
          <table:covered-table-cell/>
          <table:table-cell table:style-name="Table1.C8" office:value-type="string">
            <text:p text:style-name="P62"><text:span text:style-name="T144">4</text:span></text:p>
          </table:table-cell>
          <table:table-cell table:style-name="Table1.D8" office:value-type="string">
            <text:p text:style-name="P57">ב<text:span text:style-name="T97">ז</text:span><text:span text:style-name="T103">'</text:span></text:p>
          </table:table-cell>
          <table:table-cell table:style-name="Table1.E8" office:value-type="string">
            <text:p text:style-name="P59"><text:span text:style-name="T136">0.145869</text:span></text:p>
          </table:table-cell>
          <table:table-cell table:style-name="Table1.F8" office:value-type="string">
            <text:p text:style-name="P55">בלתי<text:span text:style-name="T136">-קולי</text:span></text:p>
          </table:table-cell>
          <table:table-cell table:style-name="Table1.G8" office:value-type="string">
            <text:p text:style-name="P59"><text:span text:style-name="T136">1</text:span></text:p>
          </table:table-cell>
        </table:table-row>
        <table:table-row>
          <table:covered-table-cell/>
          <table:covered-table-cell/>
          <table:table-cell table:style-name="Table1.C9" office:value-type="string">
            <text:p text:style-name="P66"/>
          </table:table-cell>
          <table:table-cell table:style-name="Table1.D9" office:value-type="string">
            <text:p text:style-name="P66">ממוצע</text:p>
          </table:table-cell>
          <table:table-cell table:style-name="Table1.E9" office:value-type="string">
            <text:p text:style-name="P66"><text:span text:style-name="T134">0.1713235</text:span></text:p>
          </table:table-cell>
          <table:table-cell table:style-name="Table1.F9" office:value-type="string">
            <text:p text:style-name="P65">מעורב</text:p>
          </table:table-cell>
          <table:table-cell table:style-name="Table1.G9" office:value-type="string">
            <text:p text:style-name="P66"><text:span text:style-name="T134">1.</text:span><text:span text:style-name="T134">5</text:span></text:p>
          </table:table-cell>
        </table:table-row>
        <table:table-row>
          <table:table-cell table:style-name="Table1.A2" table:number-rows-spanned="10" office:value-type="string">
            <text:p text:style-name="P70"><text:span text:style-name="T133">/d͡ʒ/</text:span></text:p>
          </table:table-cell>
          <table:table-cell table:style-name="Table1.B10" table:number-rows-spanned="4" office:value-type="string">
            <text:p text:style-name="P55">תחילת מבע</text:p>
          </table:table-cell>
          <table:table-cell table:style-name="Table1.C10" office:value-type="string">
            <text:p text:style-name="P62"><text:span text:style-name="T144">3</text:span></text:p>
          </table:table-cell>
          <table:table-cell table:style-name="Table1.D10" office:value-type="string">
            <text:p text:style-name="P60"><text:span text:style-name="T104">ג'</text:span><text:span text:style-name="T137">נטלמן</text:span></text:p>
          </table:table-cell>
          <table:table-cell table:style-name="Table1.E10" office:value-type="string">
            <text:p text:style-name="P60"><text:span text:style-name="T137">0.127886</text:span></text:p>
          </table:table-cell>
          <table:table-cell table:style-name="Table1.F10" office:value-type="string">
            <text:p text:style-name="P55">בלתי<text:span text:style-name="T137">-קולי</text:span></text:p>
          </table:table-cell>
          <table:table-cell table:style-name="Table1.G10" office:value-type="string">
            <text:p text:style-name="P60"><text:span text:style-name="T137">3</text:span></text:p>
          </table:table-cell>
        </table:table-row>
        <table:table-row>
          <table:covered-table-cell/>
          <table:covered-table-cell/>
          <table:table-cell table:style-name="Table1.C11" office:value-type="string">
            <text:p text:style-name="P62"><text:span text:style-name="T144">7</text:span></text:p>
          </table:table-cell>
          <table:table-cell table:style-name="Table1.D11" office:value-type="string">
            <text:p text:style-name="P57"><text:span text:style-name="T97">ג</text:span><text:span text:style-name="T104">'</text:span><text:span text:style-name="T137">יימס</text:span></text:p>
          </table:table-cell>
          <table:table-cell table:style-name="Table1.E12" office:value-type="string">
            <text:p text:style-name="P60"><text:span text:style-name="T137">0.154775</text:span></text:p>
          </table:table-cell>
          <table:table-cell table:style-name="Table1.F11" office:value-type="string">
            <text:p text:style-name="P55">מעורב</text:p>
          </table:table-cell>
          <table:table-cell table:style-name="Table1.G11" office:value-type="string">
            <text:p text:style-name="P60"><text:span text:style-name="T137">2</text:span></text:p>
          </table:table-cell>
        </table:table-row>
        <table:table-row>
          <table:covered-table-cell/>
          <table:covered-table-cell/>
          <table:table-cell table:style-name="Table1.C12" office:value-type="string">
            <text:p text:style-name="P62"><text:span text:style-name="T144">5</text:span></text:p>
          </table:table-cell>
          <table:table-cell table:style-name="Table1.D12" office:value-type="string">
            <text:p text:style-name="P57"><text:span text:style-name="T104">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8"><text:span text:style-name="T137">0.</text:span><text:span text:style-name="T137">06</text:span><text:span text:style-name="T139">1765</text:span></text:p>
          </table:table-cell>
          <table:table-cell table:style-name="Table1.F12" office:value-type="string">
            <text:p text:style-name="P55">קולי</text:p>
          </table:table-cell>
          <table:table-cell table:style-name="Table1.G12" office:value-type="string">
            <text:p text:style-name="P60"><text:span text:style-name="T137">2</text:span></text:p>
          </table:table-cell>
        </table:table-row>
        <table:table-row>
          <table:covered-table-cell/>
          <table:covered-table-cell/>
          <table:table-cell table:style-name="Table1.C13" office:value-type="string">
            <text:p text:style-name="P66"/>
          </table:table-cell>
          <table:table-cell table:style-name="Table1.D13" office:value-type="string">
            <text:p text:style-name="P66">ממוצע</text:p>
          </table:table-cell>
          <table:table-cell table:style-name="Table1.E13" office:value-type="string">
            <text:p text:style-name="P67"><text:span text:style-name="T140">0.114808</text:span></text:p>
          </table:table-cell>
          <table:table-cell table:style-name="Table1.F13" office:value-type="string">
            <text:p text:style-name="P65">מעורב</text:p>
          </table:table-cell>
          <table:table-cell table:style-name="Table1.G13" office:value-type="string">
            <text:p text:style-name="P66"><text:span text:style-name="T134">2.33</text:span></text:p>
          </table:table-cell>
        </table:table-row>
        <table:table-row>
          <table:covered-table-cell/>
          <table:table-cell table:style-name="Table1.B14" table:number-rows-spanned="3" office:value-type="string">
            <text:p text:style-name="P55">אמצע מבע</text:p>
          </table:table-cell>
          <table:table-cell table:style-name="Table1.C14" office:value-type="string">
            <text:p text:style-name="P62"><text:span text:style-name="T144">2</text:span></text:p>
          </table:table-cell>
          <table:table-cell table:style-name="Table1.D14" office:value-type="string">
            <text:p text:style-name="P57">ווד<text:span text:style-name="T97">ג</text:span><text:span text:style-name="T105">'</text:span><text:span text:style-name="T138">י</text:span></text:p>
          </table:table-cell>
          <table:table-cell table:style-name="Table1.E14" office:value-type="string">
            <text:p text:style-name="P61"><text:span text:style-name="T138">0.147178</text:span></text:p>
          </table:table-cell>
          <table:table-cell table:style-name="Table1.F14" office:value-type="string">
            <text:p text:style-name="P55"><text:span text:style-name="T134">בלתי</text:span><text:span text:style-name="T138">-קולי</text:span></text:p>
          </table:table-cell>
          <table:table-cell table:style-name="Table1.G14" office:value-type="string">
            <text:p text:style-name="P61"><text:span text:style-name="T138">3</text:span></text:p>
          </table:table-cell>
        </table:table-row>
        <table:table-row>
          <table:covered-table-cell/>
          <table:covered-table-cell/>
          <table:table-cell table:style-name="Table1.C15" office:value-type="string">
            <text:p text:style-name="P62"><text:span text:style-name="T144">10</text:span></text:p>
          </table:table-cell>
          <table:table-cell table:style-name="Table1.D15" office:value-type="string">
            <text:p text:style-name="P57">בר<text:span text:style-name="T97">ג</text:span><text:span text:style-name="T105">'</text:span><text:span text:style-name="T138">סטן</text:span></text:p>
          </table:table-cell>
          <table:table-cell table:style-name="Table1.E15" office:value-type="string">
            <text:p text:style-name="P61"><text:span text:style-name="T138">0.104353</text:span></text:p>
          </table:table-cell>
          <table:table-cell table:style-name="Table1.F15" office:value-type="string">
            <text:p text:style-name="P55">בלת<text:span text:style-name="T138">י-קולי</text:span></text:p>
          </table:table-cell>
          <table:table-cell table:style-name="Table1.G15" office:value-type="string">
            <text:p text:style-name="P61"><text:span text:style-name="T138">4</text:span></text:p>
          </table:table-cell>
        </table:table-row>
        <table:table-row>
          <table:covered-table-cell/>
          <table:covered-table-cell/>
          <table:table-cell table:style-name="Table1.C16" office:value-type="string">
            <text:p text:style-name="P66"/>
          </table:table-cell>
          <table:table-cell table:style-name="Table1.D16" office:value-type="string">
            <text:p text:style-name="P66">ממוצע</text:p>
          </table:table-cell>
          <table:table-cell table:style-name="Table1.E16" office:value-type="string">
            <text:p text:style-name="P66"><text:span text:style-name="T134">0.1257655</text:span></text:p>
          </table:table-cell>
          <table:table-cell table:style-name="Table1.F16" office:value-type="string">
            <text:p text:style-name="P65">בלתי<text:span text:style-name="T134">-קולי</text:span></text:p>
          </table:table-cell>
          <table:table-cell table:style-name="Table1.G16" office:value-type="string">
            <text:p text:style-name="P66"><text:span text:style-name="T134">3.5</text:span></text:p>
          </table:table-cell>
        </table:table-row>
        <table:table-row>
          <table:covered-table-cell/>
          <table:table-cell table:style-name="Table1.B17" table:number-rows-spanned="3" office:value-type="string">
            <text:p text:style-name="P55">סוף מבע</text:p>
          </table:table-cell>
          <table:table-cell table:style-name="Table1.C17" office:value-type="string">
            <text:p text:style-name="P62"><text:span text:style-name="T144">6</text:span></text:p>
          </table:table-cell>
          <table:table-cell table:style-name="Table1.D17" office:value-type="string">
            <text:p text:style-name="P57">חג<text:span text:style-name="T138">'</text:span><text:span text:style-name="T105">ג'</text:span></text:p>
          </table:table-cell>
          <table:table-cell table:style-name="Table1.E18" office:value-type="string">
            <text:p text:style-name="P61"><text:span text:style-name="T138">0.178242</text:span></text:p>
          </table:table-cell>
          <table:table-cell table:style-name="Table1.F17" office:value-type="string">
            <text:p text:style-name="P55">בלתי<text:span text:style-name="T138">-קולי</text:span></text:p>
          </table:table-cell>
          <table:table-cell table:style-name="Table1.G17" office:value-type="string">
            <text:p text:style-name="P61"><text:span text:style-name="T138">4</text:span></text:p>
          </table:table-cell>
        </table:table-row>
        <table:table-row>
          <table:covered-table-cell/>
          <table:covered-table-cell/>
          <table:table-cell table:style-name="Table1.C18" office:value-type="string">
            <text:p text:style-name="P62"><text:span text:style-name="T144">11</text:span></text:p>
          </table:table-cell>
          <table:table-cell table:style-name="Table1.D18" office:value-type="string">
            <text:p text:style-name="P57">פאד<text:span text:style-name="T97">ג</text:span><text:span text:style-name="T105">'</text:span></text:p>
          </table:table-cell>
          <table:table-cell table:style-name="Table1.E18" office:value-type="string">
            <text:p text:style-name="P61"><text:span text:style-name="T138">0.269897</text:span></text:p>
          </table:table-cell>
          <table:table-cell table:style-name="Table1.F18" office:value-type="string">
            <text:p text:style-name="P55">מעורב</text:p>
          </table:table-cell>
          <table:table-cell table:style-name="Table1.G18" office:value-type="string">
            <text:p text:style-name="P61"><text:span text:style-name="T138">3</text:span></text:p>
          </table:table-cell>
        </table:table-row>
        <table:table-row>
          <table:covered-table-cell/>
          <table:covered-table-cell/>
          <table:table-cell table:style-name="Table1.C19" office:value-type="string">
            <text:p text:style-name="P66"/>
          </table:table-cell>
          <table:table-cell table:style-name="Table1.D19" office:value-type="string">
            <text:p text:style-name="P66">ממוצע</text:p>
          </table:table-cell>
          <table:table-cell table:style-name="Table1.E19" office:value-type="string">
            <text:p text:style-name="P66"><text:span text:style-name="T134">0.2240695</text:span></text:p>
          </table:table-cell>
          <table:table-cell table:style-name="Table1.F19" office:value-type="string">
            <text:p text:style-name="P65">מעורב</text:p>
          </table:table-cell>
          <table:table-cell table:style-name="Table1.G19" office:value-type="string">
            <text:p text:style-name="P66"><text:span text:style-name="T134">3.5</text:span></text:p>
          </table:table-cell>
        </table:table-row>
      </table:table>
      <text:p text:style-name="Caption">(3) נתוני הניתוח עבור המילים שהוקלטו</text:p>
      <text:p text:style-name="P41"><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2"><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71">/ʒ/</text:span><text:span text:style-name="T33">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ext:span><text:span text:style-name="T174">מעבר (transition)</text:span><text:span text:style-name="T158"> מהתנועה הקודמת לעיצור.</text:span></text:p></text:note-body></text:note></text:span><text:span text:style-name="T33"> </text:span><text:span text:style-name="T32">– הצליל </text:span><text:span text:style-name="T170">/d͡ʒ/</text:span><text:span text:style-name="T33"> מורכב תמיד מ</text:span><text:span text:style-name="T32">שני סגמנטים לפחות, ואף לעתים מחולק לארבעה סגמנטים.</text:span></text:p>
      <text:h text:style-name="P48" text:outline-level="2"><text:span text:style-name="T45">דוגמאות מייצגות</text:span></text:h>
      <text:h text:style-name="P2" text:outline-level="3"><text:span text:style-name="T45">מילה </text:span><text:span text:style-name="T46">4: </text:span><text:span text:style-name="T171">/ʒ/</text:span><text:span text:style-name="T33"> בסוף מבע</text:span></text:h>
      <text:p text:style-name="P25"><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5"><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72">/</text:span><text:span text:style-name="T173">e/</text:span><text:span text:style-name="T48">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5" text:outline-level="3"><text:soft-page-break/><text:span text:style-name="T49">מילה </text:span><text:span text:style-name="T50">1: </text:span><text:span text:style-name="T171">/ʒ/</text:span><text:span text:style-name="T33"> באמצע מבע</text:span></text:h>
      <text:p text:style-name="P26"><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3" text:outline-level="3"><text:span text:style-name="T54">מילה </text:span><text:span text:style-name="T55">3 - </text:span><text:span text:style-name="T171">/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4" text:outline-level="3"><text:span text:style-name="T61">מילה 10 – </text:span><text:span text:style-name="T171">/d͡ʒ/</text:span><text:span text:style-name="T61"> באמצע מבע</text:span></text:h>
      <text:p text:style-name="P27"><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oft-page-break/><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2">מסקנות </text:span><text:span text:style-name="T152">מהניתוח</text:span></text:h>
      <text:p text:style-name="P22"><text:span text:style-name="T151">מהתוצאות המובאות בסעיף </text:span><text:span text:style-name="T153">4 לעיל, ניתן לזהות הבדלים אקוסטים מהותיים בין שני העיצורים </text:span><text:span text:style-name="T171">/ʒ/</text:span><text:span text:style-name="T33"> ו</text:span><text:span text:style-name="T34">-</text:span><text:span text:style-name="T171">/d͡ʒ/</text:span><text:span text:style-name="T33"> של הדוברת ואופן החיתוך של שניהם מתבטא בבירור בנתונים האקוסטיים.</text:span></text:p>
      <text:p text:style-name="P22"><text:span text:style-name="T33">כל ההפקות של החוכך </text:span><text:span text:style-name="T171">/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3"><text:span text:style-name="T36">הפקותן של המחוכך </text:span><text:span text:style-name="T171">/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6">ושה, אך ניתן להסביר זאת בכך שבשתיהן העיצור שנותח הוא בתחילת מבע וככזה עלול להיות מזורז מהרגיל.</text:span></text:p>
      <text:p text:style-name="P23"><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9"><text:span text:style-name="T40">אם כן, ניתן לסכם כי אכן שני העיצורים</text:span><text:span text:style-name="T34"> </text:span><text:span text:style-name="T171">/ʒ/</text:span><text:span text:style-name="T33"> ו</text:span><text:span text:style-name="T34">-</text:span><text:span text:style-name="T171">/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4"><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text:span><text:soft-page-break/><text:span text:style-name="T43">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3"><text:span text:style-name="T67">אקדמיה ללשון העברית, </text:span><text:span text:style-name="T9">התעתיק מלועזית לעברית – כללים חדשים</text:span><text:span text:style-name="T67">. האקדמיה ללשון העברית. פורסם 2007. אוחזר </text:span><text:span text:style-name="T88">18 בפברואר, 2013.</text:span><text:span text:style-name="T68"> </text:span><text:a xlink:type="simple" xlink:href="http://hebrew-academy.huji.ac.il/hahlatot/TheTranscription/Documents/LAT-HEB.pdf"><text:span text:style-name="T68">http://hebrew-academy.huji.ac.il/hahlatot/TheTranscription/Documents/LAT-HEB.pdf</text:span></text:a><text:span text:style-name="T83">.</text:span></text:p>
      <text:p text:style-name="P37"><text:span text:style-name="T79">Blau, Joshua. </text:span><text:span text:style-name="T13">Phonology and morphology of Biblical Hebrew</text:span><text:span text:style-name="T79">. Winona Lake, Indiana: Eisenbrauns, 2010.</text:span></text:p>
      <text:p text:style-name="P39"><text:span text:style-name="T81">Cohen, Evan-Gary. </text:span><text:span text:style-name="T12">The role of similarity in phonology: Evidence from loanword adaptation in Hebrew</text:span><text:span text:style-name="T81">. PhD diss., Tel Aviv University, 2009.</text:span></text:p>
      <text:p text:style-name="P39"><text:span text:style-name="T86">Harper, Douglas. Dictionary.com. Online Etymology Dictionary, </text:span><text:span text:style-name="T14">jeep</text:span><text:span text:style-name="T86">. Last modified 2010. Accessed February 18, 2013. </text:span><text:a xlink:type="simple" xlink:href="http://dictionary.reference.com/browse/jeep"><text:span text:style-name="T86">http://dictionary.reference.com/browse/jeep</text:span></text:a><text:span text:style-name="T86">.</text:span></text:p>
      <text:p text:style-name="P39"><text:span text:style-name="T86">Harper, Douglas. Dictionary.com. Online Etymology Dictionary, </text:span><text:span text:style-name="T14">garage</text:span><text:span text:style-name="T86">. Last modified 2010. Accessed February 18, 2013. </text:span><text:a xlink:type="simple" xlink:href="http://dictionary.reference.com/browse/garage"><text:span text:style-name="T86">http://dictionary.reference.com/browse/garage</text:span></text:a><text:span text:style-name="T86">.</text:span></text:p>
      <text:p text:style-name="P39"><text:span text:style-name="T123">Johnson, Keith. </text:span><text:span text:style-name="T15">Acoustic and Auditory Phonetics</text:span><text:span text:style-name="T123">. 3rd ed. West Sussex: Wiley-Blackwell, 2012.</text:span></text:p>
      <text:p text:style-name="P38"><text:span text:style-name="T124">Schwarzwald, Ora Rodrigue. </text:span><text:span text:style-name="T16">Word foreignness in Modern Hebrew</text:span><text:span text:style-name="T5">.</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amascus" svg:font-family="Damascus" style:font-pitch="variable"/>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3"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5</text:page-number></text:span><text:span text:style-name="MT2"> מתוך </text:span><text:span text:style-name="MT2"><text:page-count>9</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47:02</dc:date>
    <meta:editing-duration>P3DT7H36M7S</meta:editing-duration>
    <meta:editing-cycles>433</meta:editing-cycles>
    <meta:generator>LibreOffice/3.6$MacOSX_x86 LibreOffice_project/5b93205-6e6b3fc-7830f6d-c08ad66-1d9bf4</meta:generator>
    <dc:creator>Sagie Maoz</dc:creator>
    <meta:document-statistic meta:table-count="4" meta:image-count="5" meta:object-count="0" meta:page-count="9" meta:paragraph-count="230" meta:word-count="1543" meta:character-count="8985" meta:non-whitespace-character-count="7681"/>
  </office:meta>
</office:document-meta>
</file>